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6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1.988cm"/>
    </style:style>
    <style:style style:name="co4" style:family="table-column">
      <style:table-column-properties fo:break-before="auto" style:column-width="3.641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>
      <style:table-cell-properties style:rotation-align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office:value-type="string" calcext:value-type="string">
            <text:p>Duty Cycle</text:p>
          </table:table-cell>
          <table:table-cell/>
          <table:table-cell office:value-type="string" calcext:value-type="string">
            <text:p>I_supply</text:p>
          </table:table-cell>
          <table:table-cell office:value-type="string" calcext:value-type="string">
            <text:p>P_supply</text:p>
          </table:table-cell>
          <table:table-cell/>
          <table:table-cell office:value-type="string" calcext:value-type="string">
            <text:p>V_out</text:p>
          </table:table-cell>
          <table:table-cell office:value-type="string" calcext:value-type="string">
            <text:p>I_out</text:p>
          </table:table-cell>
          <table:table-cell office:value-type="string" calcext:value-type="string">
            <text:p>P_out</text:p>
          </table:table-cell>
          <table:table-cell/>
          <table:table-cell office:value-type="string" calcext:value-type="string">
            <text:p>eff</text:p>
          </table:table-cell>
          <table:table-cell/>
          <table:table-cell office:value-type="string" calcext:value-type="string">
            <text:p>V_supply</text:p>
          </table:table-cell>
          <table:table-cell office:value-type="string" calcext:value-type="string">
            <text:p>R_L</text:p>
          </table:table-cell>
          <table:table-cell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0.00135" calcext:value-type="float">
            <text:p>1.35E-03</text:p>
          </table:table-cell>
          <table:table-cell table:style-name="ce1" table:formula="of:=[.C2]*30" office:value-type="float" office:value="0.0405" calcext:value-type="float">
            <text:p>4.05E-02</text:p>
          </table:table-cell>
          <table:table-cell/>
          <table:table-cell office:value-type="float" office:value="1.434" calcext:value-type="float">
            <text:p>1.434</text:p>
          </table:table-cell>
          <table:table-cell table:formula="of:=[.F2]/100" office:value-type="float" office:value="0.01434" calcext:value-type="float">
            <text:p>0.01434</text:p>
          </table:table-cell>
          <table:table-cell table:formula="of:=POWER([.F2];2)/100" office:value-type="float" office:value="0.02056356" calcext:value-type="float">
            <text:p>0.02056356</text:p>
          </table:table-cell>
          <table:table-cell/>
          <table:table-cell table:formula="of:=([.H2]/[.D2])*100" office:value-type="float" office:value="50.7742222222222" calcext:value-type="float">
            <text:p>50.774222222222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100" office:value-type="float" office:value="100" calcext:value-type="float">
            <text:p>100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0.00166" calcext:value-type="float">
            <text:p>1.66E-03</text:p>
          </table:table-cell>
          <table:table-cell table:style-name="ce1" table:formula="of:=[.C3]*30" office:value-type="float" office:value="0.0498" calcext:value-type="float">
            <text:p>4.98E-02</text:p>
          </table:table-cell>
          <table:table-cell/>
          <table:table-cell office:value-type="float" office:value="1.714" calcext:value-type="float">
            <text:p>1.714</text:p>
          </table:table-cell>
          <table:table-cell table:formula="of:=[.F3]/100" office:value-type="float" office:value="0.01714" calcext:value-type="float">
            <text:p>0.01714</text:p>
          </table:table-cell>
          <table:table-cell table:formula="of:=POWER([.F3];2)/100" office:value-type="float" office:value="0.02937796" calcext:value-type="float">
            <text:p>0.02937796</text:p>
          </table:table-cell>
          <table:table-cell/>
          <table:table-cell table:formula="of:=([.H3]/[.D3])*100" office:value-type="float" office:value="58.9918875502008" calcext:value-type="float">
            <text:p>58.9918875502008</text:p>
          </table:table-cell>
          <table:table-cell table:number-columns-repeated="5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0.00203" calcext:value-type="float">
            <text:p>2.03E-03</text:p>
          </table:table-cell>
          <table:table-cell table:style-name="ce1" table:formula="of:=[.C4]*30" office:value-type="float" office:value="0.0609" calcext:value-type="float">
            <text:p>6.09E-02</text:p>
          </table:table-cell>
          <table:table-cell/>
          <table:table-cell office:value-type="float" office:value="1.992" calcext:value-type="float">
            <text:p>1.992</text:p>
          </table:table-cell>
          <table:table-cell table:formula="of:=[.F4]/100" office:value-type="float" office:value="0.01992" calcext:value-type="float">
            <text:p>0.01992</text:p>
          </table:table-cell>
          <table:table-cell table:formula="of:=POWER([.F4];2)/100" office:value-type="float" office:value="0.03968064" calcext:value-type="float">
            <text:p>0.03968064</text:p>
          </table:table-cell>
          <table:table-cell/>
          <table:table-cell table:formula="of:=([.H4]/[.D4])*100" office:value-type="float" office:value="65.1570443349754" calcext:value-type="float">
            <text:p>65.1570443349754</text:p>
          </table:table-cell>
          <table:table-cell table:number-columns-repeated="5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1" office:value-type="float" office:value="0.00246" calcext:value-type="float">
            <text:p>2.46E-03</text:p>
          </table:table-cell>
          <table:table-cell table:style-name="ce1" table:formula="of:=[.C5]*30" office:value-type="float" office:value="0.0738" calcext:value-type="float">
            <text:p>7.38E-02</text:p>
          </table:table-cell>
          <table:table-cell/>
          <table:table-cell office:value-type="float" office:value="2.268" calcext:value-type="float">
            <text:p>2.268</text:p>
          </table:table-cell>
          <table:table-cell table:formula="of:=[.F5]/100" office:value-type="float" office:value="0.02268" calcext:value-type="float">
            <text:p>0.02268</text:p>
          </table:table-cell>
          <table:table-cell table:formula="of:=POWER([.F5];2)/100" office:value-type="float" office:value="0.05143824" calcext:value-type="float">
            <text:p>0.05143824</text:p>
          </table:table-cell>
          <table:table-cell/>
          <table:table-cell table:formula="of:=([.H5]/[.D5])*100" office:value-type="float" office:value="69.6995121951219" calcext:value-type="float">
            <text:p>69.6995121951219</text:p>
          </table:table-cell>
          <table:table-cell table:number-columns-repeated="5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1" office:value-type="float" office:value="0.00296" calcext:value-type="float">
            <text:p>2.96E-03</text:p>
          </table:table-cell>
          <table:table-cell table:style-name="ce1" table:formula="of:=[.C6]*30" office:value-type="float" office:value="0.0888" calcext:value-type="float">
            <text:p>8.88E-02</text:p>
          </table:table-cell>
          <table:table-cell/>
          <table:table-cell office:value-type="float" office:value="2.542" calcext:value-type="float">
            <text:p>2.542</text:p>
          </table:table-cell>
          <table:table-cell table:formula="of:=[.F6]/100" office:value-type="float" office:value="0.02542" calcext:value-type="float">
            <text:p>0.02542</text:p>
          </table:table-cell>
          <table:table-cell table:formula="of:=POWER([.F6];2)/100" office:value-type="float" office:value="0.06461764" calcext:value-type="float">
            <text:p>0.06461764</text:p>
          </table:table-cell>
          <table:table-cell/>
          <table:table-cell table:formula="of:=([.H6]/[.D6])*100" office:value-type="float" office:value="72.7676126126126" calcext:value-type="float">
            <text:p>72.7676126126126</text:p>
          </table:table-cell>
          <table:table-cell table:number-columns-repeated="5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1" office:value-type="float" office:value="0.00352" calcext:value-type="float">
            <text:p>3.52E-03</text:p>
          </table:table-cell>
          <table:table-cell table:style-name="ce1" table:formula="of:=[.C7]*30" office:value-type="float" office:value="0.1056" calcext:value-type="float">
            <text:p>1.06E-01</text:p>
          </table:table-cell>
          <table:table-cell/>
          <table:table-cell office:value-type="float" office:value="2.818" calcext:value-type="float">
            <text:p>2.818</text:p>
          </table:table-cell>
          <table:table-cell table:formula="of:=[.F7]/100" office:value-type="float" office:value="0.02818" calcext:value-type="float">
            <text:p>0.02818</text:p>
          </table:table-cell>
          <table:table-cell table:formula="of:=POWER([.F7];2)/100" office:value-type="float" office:value="0.07941124" calcext:value-type="float">
            <text:p>0.07941124</text:p>
          </table:table-cell>
          <table:table-cell/>
          <table:table-cell table:formula="of:=([.H7]/[.D7])*100" office:value-type="float" office:value="75.2000378787879" calcext:value-type="float">
            <text:p>75.2000378787879</text:p>
          </table:table-cell>
          <table:table-cell table:number-columns-repeated="54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0.00719" calcext:value-type="float">
            <text:p>7.19E-03</text:p>
          </table:table-cell>
          <table:table-cell table:style-name="ce1" table:formula="of:=[.C8]*30" office:value-type="float" office:value="0.2157" calcext:value-type="float">
            <text:p>2.16E-01</text:p>
          </table:table-cell>
          <table:table-cell/>
          <table:table-cell office:value-type="float" office:value="4.203" calcext:value-type="float">
            <text:p>4.203</text:p>
          </table:table-cell>
          <table:table-cell table:formula="of:=[.F8]/100" office:value-type="float" office:value="0.04203" calcext:value-type="float">
            <text:p>0.04203</text:p>
          </table:table-cell>
          <table:table-cell table:formula="of:=POWER([.F8];2)/100" office:value-type="float" office:value="0.17665209" calcext:value-type="float">
            <text:p>0.17665209</text:p>
          </table:table-cell>
          <table:table-cell/>
          <table:table-cell table:formula="of:=([.H8]/[.D8])*100" office:value-type="float" office:value="81.8971210013908" calcext:value-type="float">
            <text:p>81.8971210013908</text:p>
          </table:table-cell>
          <table:table-cell table:number-columns-repeated="5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1" office:value-type="float" office:value="0.01232" calcext:value-type="float">
            <text:p>1.23E-02</text:p>
          </table:table-cell>
          <table:table-cell table:style-name="ce1" table:formula="of:=[.C9]*30" office:value-type="float" office:value="0.3696" calcext:value-type="float">
            <text:p>3.70E-01</text:p>
          </table:table-cell>
          <table:table-cell/>
          <table:table-cell office:value-type="float" office:value="5.61" calcext:value-type="float">
            <text:p>5.61</text:p>
          </table:table-cell>
          <table:table-cell table:formula="of:=[.F9]/100" office:value-type="float" office:value="0.0561" calcext:value-type="float">
            <text:p>0.0561</text:p>
          </table:table-cell>
          <table:table-cell table:formula="of:=POWER([.F9];2)/100" office:value-type="float" office:value="0.314721" calcext:value-type="float">
            <text:p>0.314721</text:p>
          </table:table-cell>
          <table:table-cell/>
          <table:table-cell table:formula="of:=([.H9]/[.D9])*100" office:value-type="float" office:value="85.1517857142857" calcext:value-type="float">
            <text:p>85.1517857142857</text:p>
          </table:table-cell>
          <table:table-cell table:number-columns-repeated="5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style-name="ce1" office:value-type="float" office:value="0.01891" calcext:value-type="float">
            <text:p>1.89E-02</text:p>
          </table:table-cell>
          <table:table-cell table:style-name="ce1" table:formula="of:=[.C10]*30" office:value-type="float" office:value="0.5673" calcext:value-type="float">
            <text:p>5.67E-01</text:p>
          </table:table-cell>
          <table:table-cell/>
          <table:table-cell office:value-type="float" office:value="7.029" calcext:value-type="float">
            <text:p>7.029</text:p>
          </table:table-cell>
          <table:table-cell table:formula="of:=[.F10]/100" office:value-type="float" office:value="0.07029" calcext:value-type="float">
            <text:p>0.07029</text:p>
          </table:table-cell>
          <table:table-cell table:formula="of:=POWER([.F10];2)/100" office:value-type="float" office:value="0.49406841" calcext:value-type="float">
            <text:p>0.49406841</text:p>
          </table:table-cell>
          <table:table-cell/>
          <table:table-cell table:formula="of:=([.H10]/[.D10])*100" office:value-type="float" office:value="87.0912057112639" calcext:value-type="float">
            <text:p>87.0912057112639</text:p>
          </table:table-cell>
          <table:table-cell table:number-columns-repeated="5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style-name="ce1" office:value-type="float" office:value="0.02693" calcext:value-type="float">
            <text:p>2.69E-02</text:p>
          </table:table-cell>
          <table:table-cell table:style-name="ce1" table:formula="of:=[.C11]*30" office:value-type="float" office:value="0.8079" calcext:value-type="float">
            <text:p>8.08E-01</text:p>
          </table:table-cell>
          <table:table-cell/>
          <table:table-cell office:value-type="float" office:value="8.45" calcext:value-type="float">
            <text:p>8.45</text:p>
          </table:table-cell>
          <table:table-cell table:formula="of:=[.F11]/100" office:value-type="float" office:value="0.0845" calcext:value-type="float">
            <text:p>0.0845</text:p>
          </table:table-cell>
          <table:table-cell table:formula="of:=POWER([.F11];2)/100" office:value-type="float" office:value="0.714025" calcext:value-type="float">
            <text:p>0.714025</text:p>
          </table:table-cell>
          <table:table-cell/>
          <table:table-cell table:formula="of:=([.H11]/[.D11])*100" office:value-type="float" office:value="88.3803688575319" calcext:value-type="float">
            <text:p>88.3803688575319</text:p>
          </table:table-cell>
          <table:table-cell table:number-columns-repeated="54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style-name="ce1" office:value-type="float" office:value="0.03637" calcext:value-type="float">
            <text:p>3.64E-02</text:p>
          </table:table-cell>
          <table:table-cell table:style-name="ce1" table:formula="of:=[.C12]*30" office:value-type="float" office:value="1.0911" calcext:value-type="float">
            <text:p>1.09E+00</text:p>
          </table:table-cell>
          <table:table-cell/>
          <table:table-cell office:value-type="float" office:value="9.87" calcext:value-type="float">
            <text:p>9.87</text:p>
          </table:table-cell>
          <table:table-cell table:formula="of:=[.F12]/100" office:value-type="float" office:value="0.0987" calcext:value-type="float">
            <text:p>0.0987</text:p>
          </table:table-cell>
          <table:table-cell table:formula="of:=POWER([.F12];2)/100" office:value-type="float" office:value="0.974169" calcext:value-type="float">
            <text:p>0.974169</text:p>
          </table:table-cell>
          <table:table-cell/>
          <table:table-cell table:formula="of:=([.H12]/[.D12])*100" office:value-type="float" office:value="89.283200439923" calcext:value-type="float">
            <text:p>89.283200439923</text:p>
          </table:table-cell>
          <table:table-cell table:number-columns-repeated="54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style-name="ce1" office:value-type="float" office:value="0.0473" calcext:value-type="float">
            <text:p>4.73E-02</text:p>
          </table:table-cell>
          <table:table-cell table:style-name="ce1" table:formula="of:=[.C13]*30" office:value-type="float" office:value="1.419" calcext:value-type="float">
            <text:p>1.42E+00</text:p>
          </table:table-cell>
          <table:table-cell/>
          <table:table-cell office:value-type="float" office:value="11.284" calcext:value-type="float">
            <text:p>11.284</text:p>
          </table:table-cell>
          <table:table-cell table:formula="of:=[.F13]/100" office:value-type="float" office:value="0.11284" calcext:value-type="float">
            <text:p>0.11284</text:p>
          </table:table-cell>
          <table:table-cell table:formula="of:=POWER([.F13];2)/100" office:value-type="float" office:value="1.27328656" calcext:value-type="float">
            <text:p>1.27328656</text:p>
          </table:table-cell>
          <table:table-cell/>
          <table:table-cell table:formula="of:=([.H13]/[.D13])*100" office:value-type="float" office:value="89.73125863284" calcext:value-type="float">
            <text:p>89.73125863284</text:p>
          </table:table-cell>
          <table:table-cell table:number-columns-repeated="54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style-name="ce1" office:value-type="float" office:value="0.0595" calcext:value-type="float">
            <text:p>5.95E-02</text:p>
          </table:table-cell>
          <table:table-cell table:style-name="ce1" table:formula="of:=[.C14]*30" office:value-type="float" office:value="1.785" calcext:value-type="float">
            <text:p>1.79E+00</text:p>
          </table:table-cell>
          <table:table-cell/>
          <table:table-cell office:value-type="float" office:value="12.694" calcext:value-type="float">
            <text:p>12.694</text:p>
          </table:table-cell>
          <table:table-cell table:formula="of:=[.F14]/100" office:value-type="float" office:value="0.12694" calcext:value-type="float">
            <text:p>0.12694</text:p>
          </table:table-cell>
          <table:table-cell table:formula="of:=POWER([.F14];2)/100" office:value-type="float" office:value="1.61137636" calcext:value-type="float">
            <text:p>1.61137636</text:p>
          </table:table-cell>
          <table:table-cell/>
          <table:table-cell table:formula="of:=([.H14]/[.D14])*100" office:value-type="float" office:value="90.2731854341737" calcext:value-type="float">
            <text:p>90.2731854341737</text:p>
          </table:table-cell>
          <table:table-cell table:number-columns-repeated="54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style-name="ce1" office:value-type="float" office:value="0.073" calcext:value-type="float">
            <text:p>7.30E-02</text:p>
          </table:table-cell>
          <table:table-cell table:style-name="ce1" table:formula="of:=[.C15]*30" office:value-type="float" office:value="2.19" calcext:value-type="float">
            <text:p>2.19E+00</text:p>
          </table:table-cell>
          <table:table-cell/>
          <table:table-cell office:value-type="float" office:value="14.091" calcext:value-type="float">
            <text:p>14.091</text:p>
          </table:table-cell>
          <table:table-cell table:formula="of:=[.F15]/100" office:value-type="float" office:value="0.14091" calcext:value-type="float">
            <text:p>0.14091</text:p>
          </table:table-cell>
          <table:table-cell table:formula="of:=POWER([.F15];2)/100" office:value-type="float" office:value="1.98556281" calcext:value-type="float">
            <text:p>1.98556281</text:p>
          </table:table-cell>
          <table:table-cell/>
          <table:table-cell table:formula="of:=([.H15]/[.D15])*100" office:value-type="float" office:value="90.6649684931507" calcext:value-type="float">
            <text:p>90.6649684931507</text:p>
          </table:table-cell>
          <table:table-cell table:number-columns-repeated="54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style-name="ce1" office:value-type="float" office:value="0.0879" calcext:value-type="float">
            <text:p>8.79E-02</text:p>
          </table:table-cell>
          <table:table-cell table:style-name="ce1" table:formula="of:=[.C16]*30" office:value-type="float" office:value="2.637" calcext:value-type="float">
            <text:p>2.64E+00</text:p>
          </table:table-cell>
          <table:table-cell/>
          <table:table-cell office:value-type="float" office:value="15.48" calcext:value-type="float">
            <text:p>15.48</text:p>
          </table:table-cell>
          <table:table-cell table:formula="of:=[.F16]/100" office:value-type="float" office:value="0.1548" calcext:value-type="float">
            <text:p>0.1548</text:p>
          </table:table-cell>
          <table:table-cell table:formula="of:=POWER([.F16];2)/100" office:value-type="float" office:value="2.396304" calcext:value-type="float">
            <text:p>2.396304</text:p>
          </table:table-cell>
          <table:table-cell/>
          <table:table-cell table:formula="of:=([.H16]/[.D16])*100" office:value-type="float" office:value="90.8723549488055" calcext:value-type="float">
            <text:p>90.8723549488055</text:p>
          </table:table-cell>
          <table:table-cell table:number-columns-repeated="54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style-name="ce1" office:value-type="float" office:value="0.1039" calcext:value-type="float">
            <text:p>1.04E-01</text:p>
          </table:table-cell>
          <table:table-cell table:style-name="ce1" table:formula="of:=[.C17]*30" office:value-type="float" office:value="3.117" calcext:value-type="float">
            <text:p>3.12E+00</text:p>
          </table:table-cell>
          <table:table-cell/>
          <table:table-cell office:value-type="float" office:value="16.856" calcext:value-type="float">
            <text:p>16.856</text:p>
          </table:table-cell>
          <table:table-cell table:formula="of:=[.F17]/100" office:value-type="float" office:value="0.16856" calcext:value-type="float">
            <text:p>0.16856</text:p>
          </table:table-cell>
          <table:table-cell table:formula="of:=POWER([.F17];2)/100" office:value-type="float" office:value="2.84124736" calcext:value-type="float">
            <text:p>2.84124736</text:p>
          </table:table-cell>
          <table:table-cell/>
          <table:table-cell table:formula="of:=([.H17]/[.D17])*100" office:value-type="float" office:value="91.1532678857876" calcext:value-type="float">
            <text:p>91.1532678857876</text:p>
          </table:table-cell>
          <table:table-cell table:number-columns-repeated="54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style-name="ce1" office:value-type="float" office:value="0.1213" calcext:value-type="float">
            <text:p>1.21E-01</text:p>
          </table:table-cell>
          <table:table-cell table:style-name="ce1" table:formula="of:=[.C18]*30" office:value-type="float" office:value="3.639" calcext:value-type="float">
            <text:p>3.64E+00</text:p>
          </table:table-cell>
          <table:table-cell/>
          <table:table-cell office:value-type="float" office:value="18.221" calcext:value-type="float">
            <text:p>18.221</text:p>
          </table:table-cell>
          <table:table-cell table:formula="of:=[.F18]/100" office:value-type="float" office:value="0.18221" calcext:value-type="float">
            <text:p>0.18221</text:p>
          </table:table-cell>
          <table:table-cell table:formula="of:=POWER([.F18];2)/100" office:value-type="float" office:value="3.32004841" calcext:value-type="float">
            <text:p>3.32004841</text:p>
          </table:table-cell>
          <table:table-cell/>
          <table:table-cell table:formula="of:=([.H18]/[.D18])*100" office:value-type="float" office:value="91.2351857653201" calcext:value-type="float">
            <text:p>91.2351857653201</text:p>
          </table:table-cell>
          <table:table-cell table:number-columns-repeated="2"/>
          <table:table-cell>
            <draw:frame draw:z-index="0" draw:name="Chart 1" draw:style-name="gr1" draw:text-style-name="P1" svg:width="17.578cm" svg:height="11.608cm" svg:x="0.932cm" svg:y="0.317cm">
              <draw:object draw:notify-on-update-of-ranges="Sheet1.J1:Sheet1.J1 Sheet1.J2:Sheet1.J24 Sheet1.A2:Sheet1.A2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1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style-name="ce1" office:value-type="float" office:value="0.1398" calcext:value-type="float">
            <text:p>1.40E-01</text:p>
          </table:table-cell>
          <table:table-cell table:style-name="ce1" table:formula="of:=[.C19]*30" office:value-type="float" office:value="4.194" calcext:value-type="float">
            <text:p>4.19E+00</text:p>
          </table:table-cell>
          <table:table-cell/>
          <table:table-cell office:value-type="float" office:value="19.568" calcext:value-type="float">
            <text:p>19.568</text:p>
          </table:table-cell>
          <table:table-cell table:formula="of:=[.F19]/100" office:value-type="float" office:value="0.19568" calcext:value-type="float">
            <text:p>0.19568</text:p>
          </table:table-cell>
          <table:table-cell table:formula="of:=POWER([.F19];2)/100" office:value-type="float" office:value="3.82906624" calcext:value-type="float">
            <text:p>3.82906624</text:p>
          </table:table-cell>
          <table:table-cell/>
          <table:table-cell table:formula="of:=([.H19]/[.D19])*100" office:value-type="float" office:value="91.2986704816405" calcext:value-type="float">
            <text:p>91.2986704816405</text:p>
          </table:table-cell>
          <table:table-cell table:number-columns-repeated="54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style-name="ce1" office:value-type="float" office:value="0.1597" calcext:value-type="float">
            <text:p>1.60E-01</text:p>
          </table:table-cell>
          <table:table-cell table:style-name="ce1" table:formula="of:=[.C20]*30" office:value-type="float" office:value="4.791" calcext:value-type="float">
            <text:p>4.79E+00</text:p>
          </table:table-cell>
          <table:table-cell/>
          <table:table-cell office:value-type="float" office:value="20.905" calcext:value-type="float">
            <text:p>20.905</text:p>
          </table:table-cell>
          <table:table-cell table:formula="of:=[.F20]/100" office:value-type="float" office:value="0.20905" calcext:value-type="float">
            <text:p>0.20905</text:p>
          </table:table-cell>
          <table:table-cell table:formula="of:=POWER([.F20];2)/100" office:value-type="float" office:value="4.37019025" calcext:value-type="float">
            <text:p>4.37019025</text:p>
          </table:table-cell>
          <table:table-cell/>
          <table:table-cell table:formula="of:=([.H20]/[.D20])*100" office:value-type="float" office:value="91.2166614485494" calcext:value-type="float">
            <text:p>91.2166614485494</text:p>
          </table:table-cell>
          <table:table-cell table:number-columns-repeated="13"/>
          <table:table-cell>
            <draw:frame draw:z-index="1" draw:name="Chart 2" draw:style-name="gr1" draw:text-style-name="P1" svg:width="17.567cm" svg:height="11.594cm" svg:x="1.048cm" svg:y="0.224cm">
              <draw:object draw:notify-on-update-of-ranges="Sheet1.J1:Sheet1.J1 Sheet1.J2:Sheet1.J24 Sheet1.G2:Sheet1.G2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0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style-name="ce1" office:value-type="float" office:value="0.1808" calcext:value-type="float">
            <text:p>1.81E-01</text:p>
          </table:table-cell>
          <table:table-cell table:style-name="ce1" table:formula="of:=[.C21]*30" office:value-type="float" office:value="5.424" calcext:value-type="float">
            <text:p>5.42E+00</text:p>
          </table:table-cell>
          <table:table-cell/>
          <table:table-cell office:value-type="float" office:value="22.227" calcext:value-type="float">
            <text:p>22.227</text:p>
          </table:table-cell>
          <table:table-cell table:formula="of:=[.F21]/100" office:value-type="float" office:value="0.22227" calcext:value-type="float">
            <text:p>0.22227</text:p>
          </table:table-cell>
          <table:table-cell table:formula="of:=POWER([.F21];2)/100" office:value-type="float" office:value="4.94039529" calcext:value-type="float">
            <text:p>4.94039529</text:p>
          </table:table-cell>
          <table:table-cell/>
          <table:table-cell table:formula="of:=([.H21]/[.D21])*100" office:value-type="float" office:value="91.083983960177" calcext:value-type="float">
            <text:p>91.083983960177</text:p>
          </table:table-cell>
          <table:table-cell table:number-columns-repeated="54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style-name="ce1" office:value-type="float" office:value="0.2029" calcext:value-type="float">
            <text:p>2.03E-01</text:p>
          </table:table-cell>
          <table:table-cell table:style-name="ce1" table:formula="of:=[.C22]*30" office:value-type="float" office:value="6.087" calcext:value-type="float">
            <text:p>6.09E+00</text:p>
          </table:table-cell>
          <table:table-cell/>
          <table:table-cell office:value-type="float" office:value="23.529" calcext:value-type="float">
            <text:p>23.529</text:p>
          </table:table-cell>
          <table:table-cell table:formula="of:=[.F22]/100" office:value-type="float" office:value="0.23529" calcext:value-type="float">
            <text:p>0.23529</text:p>
          </table:table-cell>
          <table:table-cell table:formula="of:=POWER([.F22];2)/100" office:value-type="float" office:value="5.53613841" calcext:value-type="float">
            <text:p>5.53613841</text:p>
          </table:table-cell>
          <table:table-cell/>
          <table:table-cell table:formula="of:=([.H22]/[.D22])*100" office:value-type="float" office:value="90.9501956628881" calcext:value-type="float">
            <text:p>90.9501956628881</text:p>
          </table:table-cell>
          <table:table-cell table:number-columns-repeated="54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style-name="ce1" office:value-type="float" office:value="0.2263" calcext:value-type="float">
            <text:p>2.26E-01</text:p>
          </table:table-cell>
          <table:table-cell table:style-name="ce1" table:formula="of:=[.C23]*30" office:value-type="float" office:value="6.789" calcext:value-type="float">
            <text:p>6.79E+00</text:p>
          </table:table-cell>
          <table:table-cell/>
          <table:table-cell office:value-type="float" office:value="24.814" calcext:value-type="float">
            <text:p>24.814</text:p>
          </table:table-cell>
          <table:table-cell table:formula="of:=[.F23]/100" office:value-type="float" office:value="0.24814" calcext:value-type="float">
            <text:p>0.24814</text:p>
          </table:table-cell>
          <table:table-cell table:formula="of:=POWER([.F23];2)/100" office:value-type="float" office:value="6.15734596" calcext:value-type="float">
            <text:p>6.15734596</text:p>
          </table:table-cell>
          <table:table-cell/>
          <table:table-cell table:formula="of:=([.H23]/[.D23])*100" office:value-type="float" office:value="90.6959192811902" calcext:value-type="float">
            <text:p>90.6959192811902</text:p>
          </table:table-cell>
          <table:table-cell table:number-columns-repeated="54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style-name="ce1" office:value-type="float" office:value="0.251" calcext:value-type="float">
            <text:p>2.51E-01</text:p>
          </table:table-cell>
          <table:table-cell table:style-name="ce1" table:formula="of:=[.C24]*30" office:value-type="float" office:value="7.53" calcext:value-type="float">
            <text:p>7.53E+00</text:p>
          </table:table-cell>
          <table:table-cell/>
          <table:table-cell office:value-type="float" office:value="26.082" calcext:value-type="float">
            <text:p>26.082</text:p>
          </table:table-cell>
          <table:table-cell table:formula="of:=[.F24]/100" office:value-type="float" office:value="0.26082" calcext:value-type="float">
            <text:p>0.26082</text:p>
          </table:table-cell>
          <table:table-cell table:formula="of:=POWER([.F24];2)/100" office:value-type="float" office:value="6.80270724" calcext:value-type="float">
            <text:p>6.80270724</text:p>
          </table:table-cell>
          <table:table-cell/>
          <table:table-cell table:formula="of:=([.H24]/[.D24])*100" office:value-type="float" office:value="90.3413976095618" calcext:value-type="float">
            <text:p>90.3413976095618</text:p>
          </table:table-cell>
          <table:table-cell table:number-columns-repeated="54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office:forms form:automatic-focus="false" form:apply-design-mode="false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61" table:default-cell-style-name="Default"/>
        <table:table-row table:style-name="ro1">
          <table:table-cell office:value-type="string" calcext:value-type="string">
            <text:p>Duty Cycle</text:p>
          </table:table-cell>
          <table:table-cell/>
          <table:table-cell office:value-type="string" calcext:value-type="string">
            <text:p>I_supply</text:p>
          </table:table-cell>
          <table:table-cell office:value-type="string" calcext:value-type="string">
            <text:p>P_supply</text:p>
          </table:table-cell>
          <table:table-cell/>
          <table:table-cell office:value-type="string" calcext:value-type="string">
            <text:p>V_out</text:p>
          </table:table-cell>
          <table:table-cell office:value-type="string" calcext:value-type="string">
            <text:p>I_out</text:p>
          </table:table-cell>
          <table:table-cell office:value-type="string" calcext:value-type="string">
            <text:p>P_out</text:p>
          </table:table-cell>
          <table:table-cell/>
          <table:table-cell office:value-type="string" calcext:value-type="string">
            <text:p>eff</text:p>
          </table:table-cell>
          <table:table-cell/>
          <table:table-cell office:value-type="string" calcext:value-type="string">
            <text:p>V_supply</text:p>
          </table:table-cell>
          <table:table-cell office:value-type="string" calcext:value-type="string">
            <text:p>R_L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1" office:value-type="float" office:value="0.00209" calcext:value-type="float">
            <text:p>2.09E-03</text:p>
          </table:table-cell>
          <table:table-cell table:style-name="ce1" table:formula="of:=[.C2]*10" office:value-type="float" office:value="0.0209" calcext:value-type="float">
            <text:p>2.09E-02</text:p>
          </table:table-cell>
          <table:table-cell/>
          <table:table-cell office:value-type="float" office:value="1.708" calcext:value-type="float">
            <text:p>1.708</text:p>
          </table:table-cell>
          <table:table-cell table:formula="of:=[.F2]/487" office:value-type="float" office:value="0.00350718685831622" calcext:value-type="float">
            <text:p>0.003507186858316</text:p>
          </table:table-cell>
          <table:table-cell table:formula="of:=POWER([.F2];2)/487" office:value-type="float" office:value="0.00599027515400411" calcext:value-type="float">
            <text:p>0.005990275154004</text:p>
          </table:table-cell>
          <table:table-cell/>
          <table:table-cell table:formula="of:=([.H2]/[.D2])*100" office:value-type="float" office:value="28.6616036076752" calcext:value-type="float">
            <text:p>28.661603607675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487" office:value-type="float" office:value="487" calcext:value-type="float">
            <text:p>487</text:p>
          </table:table-cell>
          <table:table-cell table:number-columns-repeated="51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0.00284" calcext:value-type="float">
            <text:p>2.84E-03</text:p>
          </table:table-cell>
          <table:table-cell table:style-name="ce1" table:formula="of:=[.C3]*10" office:value-type="float" office:value="0.0284" calcext:value-type="float">
            <text:p>2.84E-02</text:p>
          </table:table-cell>
          <table:table-cell/>
          <table:table-cell office:value-type="float" office:value="2.236" calcext:value-type="float">
            <text:p>2.236</text:p>
          </table:table-cell>
          <table:table-cell table:formula="of:=[.F3]/487" office:value-type="float" office:value="0.00459137577002053" calcext:value-type="float">
            <text:p>0.004591375770021</text:p>
          </table:table-cell>
          <table:table-cell table:formula="of:=POWER([.F3];2)/487" office:value-type="float" office:value="0.0102663162217659" calcext:value-type="float">
            <text:p>0.010266316221766</text:p>
          </table:table-cell>
          <table:table-cell/>
          <table:table-cell table:formula="of:=([.H3]/[.D3])*100" office:value-type="float" office:value="36.1490007808659" calcext:value-type="float">
            <text:p>36.1490007808659</text:p>
          </table:table-cell>
          <table:table-cell table:number-columns-repeated="5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1" office:value-type="float" office:value="0.00392" calcext:value-type="float">
            <text:p>3.92E-03</text:p>
          </table:table-cell>
          <table:table-cell table:style-name="ce1" table:formula="of:=[.C4]*10" office:value-type="float" office:value="0.0392" calcext:value-type="float">
            <text:p>3.92E-02</text:p>
          </table:table-cell>
          <table:table-cell/>
          <table:table-cell office:value-type="float" office:value="2.872" calcext:value-type="float">
            <text:p>2.872</text:p>
          </table:table-cell>
          <table:table-cell table:formula="of:=[.F4]/487" office:value-type="float" office:value="0.00589733059548255" calcext:value-type="float">
            <text:p>0.005897330595483</text:p>
          </table:table-cell>
          <table:table-cell table:formula="of:=POWER([.F4];2)/487" office:value-type="float" office:value="0.0169371334702259" calcext:value-type="float">
            <text:p>0.016937133470226</text:p>
          </table:table-cell>
          <table:table-cell/>
          <table:table-cell table:formula="of:=([.H4]/[.D4])*100" office:value-type="float" office:value="43.2069731383313" calcext:value-type="float">
            <text:p>43.2069731383313</text:p>
          </table:table-cell>
          <table:table-cell table:number-columns-repeated="5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style-name="ce1" office:value-type="float" office:value="0.00544" calcext:value-type="float">
            <text:p>5.44E-03</text:p>
          </table:table-cell>
          <table:table-cell table:style-name="ce1" table:formula="of:=[.C5]*10" office:value-type="float" office:value="0.0544" calcext:value-type="float">
            <text:p>5.44E-02</text:p>
          </table:table-cell>
          <table:table-cell/>
          <table:table-cell office:value-type="float" office:value="3.622" calcext:value-type="float">
            <text:p>3.622</text:p>
          </table:table-cell>
          <table:table-cell table:formula="of:=[.F5]/487" office:value-type="float" office:value="0.00743737166324435" calcext:value-type="float">
            <text:p>0.007437371663244</text:p>
          </table:table-cell>
          <table:table-cell table:formula="of:=POWER([.F5];2)/487" office:value-type="float" office:value="0.026938160164271" calcext:value-type="float">
            <text:p>0.026938160164271</text:p>
          </table:table-cell>
          <table:table-cell/>
          <table:table-cell table:formula="of:=([.H5]/[.D5])*100" office:value-type="float" office:value="49.5186767725571" calcext:value-type="float">
            <text:p>49.5186767725571</text:p>
          </table:table-cell>
          <table:table-cell table:number-columns-repeated="5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style-name="ce1" office:value-type="float" office:value="0.00757" calcext:value-type="float">
            <text:p>7.57E-03</text:p>
          </table:table-cell>
          <table:table-cell table:style-name="ce1" table:formula="of:=[.C6]*10" office:value-type="float" office:value="0.0757" calcext:value-type="float">
            <text:p>7.57E-02</text:p>
          </table:table-cell>
          <table:table-cell/>
          <table:table-cell office:value-type="float" office:value="4.5" calcext:value-type="float">
            <text:p>4.5</text:p>
          </table:table-cell>
          <table:table-cell table:formula="of:=[.F6]/487" office:value-type="float" office:value="0.00924024640657084" calcext:value-type="float">
            <text:p>0.009240246406571</text:p>
          </table:table-cell>
          <table:table-cell table:formula="of:=POWER([.F6];2)/487" office:value-type="float" office:value="0.0415811088295688" calcext:value-type="float">
            <text:p>0.041581108829569</text:p>
          </table:table-cell>
          <table:table-cell/>
          <table:table-cell table:formula="of:=([.H6]/[.D6])*100" office:value-type="float" office:value="54.928809550289" calcext:value-type="float">
            <text:p>54.928809550289</text:p>
          </table:table-cell>
          <table:table-cell table:number-columns-repeated="54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style-name="ce1" office:value-type="float" office:value="0.01052" calcext:value-type="float">
            <text:p>1.05E-02</text:p>
          </table:table-cell>
          <table:table-cell table:style-name="ce1" table:formula="of:=[.C7]*10" office:value-type="float" office:value="0.1052" calcext:value-type="float">
            <text:p>1.05E-01</text:p>
          </table:table-cell>
          <table:table-cell/>
          <table:table-cell office:value-type="float" office:value="5.525" calcext:value-type="float">
            <text:p>5.525</text:p>
          </table:table-cell>
          <table:table-cell table:formula="of:=[.F7]/487" office:value-type="float" office:value="0.0113449691991786" calcext:value-type="float">
            <text:p>0.011344969199179</text:p>
          </table:table-cell>
          <table:table-cell table:formula="of:=POWER([.F7];2)/487" office:value-type="float" office:value="0.062680954825462" calcext:value-type="float">
            <text:p>0.062680954825462</text:p>
          </table:table-cell>
          <table:table-cell/>
          <table:table-cell table:formula="of:=([.H7]/[.D7])*100" office:value-type="float" office:value="59.5826566781958" calcext:value-type="float">
            <text:p>59.5826566781958</text:p>
          </table:table-cell>
          <table:table-cell table:number-columns-repeated="54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style-name="ce1" office:value-type="float" office:value="0.01465" calcext:value-type="float">
            <text:p>1.47E-02</text:p>
          </table:table-cell>
          <table:table-cell table:style-name="ce1" table:formula="of:=[.C8]*10" office:value-type="float" office:value="0.1465" calcext:value-type="float">
            <text:p>1.47E-01</text:p>
          </table:table-cell>
          <table:table-cell/>
          <table:table-cell office:value-type="float" office:value="6.724" calcext:value-type="float">
            <text:p>6.724</text:p>
          </table:table-cell>
          <table:table-cell table:formula="of:=[.F8]/487" office:value-type="float" office:value="0.0138069815195072" calcext:value-type="float">
            <text:p>0.013806981519507</text:p>
          </table:table-cell>
          <table:table-cell table:formula="of:=POWER([.F8];2)/487" office:value-type="float" office:value="0.0928381437371663" calcext:value-type="float">
            <text:p>0.092838143737166</text:p>
          </table:table-cell>
          <table:table-cell/>
          <table:table-cell table:formula="of:=([.H8]/[.D8])*100" office:value-type="float" office:value="63.3707465782705" calcext:value-type="float">
            <text:p>63.3707465782705</text:p>
          </table:table-cell>
          <table:table-cell table:number-columns-repeated="54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style-name="ce1" office:value-type="float" office:value="0.02041" calcext:value-type="float">
            <text:p>2.04E-02</text:p>
          </table:table-cell>
          <table:table-cell table:style-name="ce1" table:formula="of:=[.C9]*10" office:value-type="float" office:value="0.2041" calcext:value-type="float">
            <text:p>2.04E-01</text:p>
          </table:table-cell>
          <table:table-cell/>
          <table:table-cell office:value-type="float" office:value="8.132" calcext:value-type="float">
            <text:p>8.132</text:p>
          </table:table-cell>
          <table:table-cell table:formula="of:=[.F9]/487" office:value-type="float" office:value="0.0166981519507187" calcext:value-type="float">
            <text:p>0.016698151950719</text:p>
          </table:table-cell>
          <table:table-cell table:formula="of:=POWER([.F9];2)/487" office:value-type="float" office:value="0.135789371663244" calcext:value-type="float">
            <text:p>0.135789371663244</text:p>
          </table:table-cell>
          <table:table-cell/>
          <table:table-cell table:formula="of:=([.H9]/[.D9])*100" office:value-type="float" office:value="66.5308043425989" calcext:value-type="float">
            <text:p>66.5308043425989</text:p>
          </table:table-cell>
          <table:table-cell table:number-columns-repeated="54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style-name="ce1" office:value-type="float" office:value="0.0286" calcext:value-type="float">
            <text:p>2.86E-02</text:p>
          </table:table-cell>
          <table:table-cell table:style-name="ce1" table:formula="of:=[.C10]*10" office:value-type="float" office:value="0.286" calcext:value-type="float">
            <text:p>2.86E-01</text:p>
          </table:table-cell>
          <table:table-cell/>
          <table:table-cell office:value-type="float" office:value="9.798" calcext:value-type="float">
            <text:p>9.798</text:p>
          </table:table-cell>
          <table:table-cell table:formula="of:=[.F10]/487" office:value-type="float" office:value="0.0201190965092402" calcext:value-type="float">
            <text:p>0.02011909650924</text:p>
          </table:table-cell>
          <table:table-cell table:formula="of:=POWER([.F10];2)/487" office:value-type="float" office:value="0.197126907597536" calcext:value-type="float">
            <text:p>0.197126907597536</text:p>
          </table:table-cell>
          <table:table-cell/>
          <table:table-cell table:formula="of:=([.H10]/[.D10])*100" office:value-type="float" office:value="68.9254921669706" calcext:value-type="float">
            <text:p>68.9254921669706</text:p>
          </table:table-cell>
          <table:table-cell table:number-columns-repeated="54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style-name="ce1" office:value-type="float" office:value="0.0405" calcext:value-type="float">
            <text:p>4.05E-02</text:p>
          </table:table-cell>
          <table:table-cell table:style-name="ce1" table:formula="of:=[.C11]*10" office:value-type="float" office:value="0.405" calcext:value-type="float">
            <text:p>4.05E-01</text:p>
          </table:table-cell>
          <table:table-cell/>
          <table:table-cell office:value-type="float" office:value="11.785" calcext:value-type="float">
            <text:p>11.785</text:p>
          </table:table-cell>
          <table:table-cell table:formula="of:=[.F11]/487" office:value-type="float" office:value="0.0241991786447639" calcext:value-type="float">
            <text:p>0.024199178644764</text:p>
          </table:table-cell>
          <table:table-cell table:formula="of:=POWER([.F11];2)/487" office:value-type="float" office:value="0.285187320328542" calcext:value-type="float">
            <text:p>0.285187320328542</text:p>
          </table:table-cell>
          <table:table-cell/>
          <table:table-cell table:formula="of:=([.H11]/[.D11])*100" office:value-type="float" office:value="70.4166223033437" calcext:value-type="float">
            <text:p>70.4166223033437</text:p>
          </table:table-cell>
          <table:table-cell table:number-columns-repeated="54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style-name="ce1" office:value-type="float" office:value="0.0577" calcext:value-type="float">
            <text:p>5.77E-02</text:p>
          </table:table-cell>
          <table:table-cell table:style-name="ce1" table:formula="of:=[.C12]*10" office:value-type="float" office:value="0.577" calcext:value-type="float">
            <text:p>5.77E-01</text:p>
          </table:table-cell>
          <table:table-cell/>
          <table:table-cell office:value-type="float" office:value="14.15" calcext:value-type="float">
            <text:p>14.15</text:p>
          </table:table-cell>
          <table:table-cell table:formula="of:=[.F12]/487" office:value-type="float" office:value="0.0290554414784394" calcext:value-type="float">
            <text:p>0.02905544147844</text:p>
          </table:table-cell>
          <table:table-cell table:formula="of:=POWER([.F12];2)/487" office:value-type="float" office:value="0.411134496919918" calcext:value-type="float">
            <text:p>0.411134496919918</text:p>
          </table:table-cell>
          <table:table-cell/>
          <table:table-cell table:formula="of:=([.H12]/[.D12])*100" office:value-type="float" office:value="71.253812291147" calcext:value-type="float">
            <text:p>71.253812291147</text:p>
          </table:table-cell>
          <table:table-cell table:number-columns-repeated="54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style-name="ce1" office:value-type="float" office:value="0.082" calcext:value-type="float">
            <text:p>8.20E-02</text:p>
          </table:table-cell>
          <table:table-cell table:style-name="ce1" table:formula="of:=[.C13]*10" office:value-type="float" office:value="0.82" calcext:value-type="float">
            <text:p>8.20E-01</text:p>
          </table:table-cell>
          <table:table-cell/>
          <table:table-cell office:value-type="float" office:value="16.83" calcext:value-type="float">
            <text:p>16.83</text:p>
          </table:table-cell>
          <table:table-cell table:formula="of:=[.F13]/487" office:value-type="float" office:value="0.0345585215605749" calcext:value-type="float">
            <text:p>0.034558521560575</text:p>
          </table:table-cell>
          <table:table-cell table:formula="of:=POWER([.F13];2)/487" office:value-type="float" office:value="0.581619917864476" calcext:value-type="float">
            <text:p>0.581619917864476</text:p>
          </table:table-cell>
          <table:table-cell/>
          <table:table-cell table:formula="of:=([.H13]/[.D13])*100" office:value-type="float" office:value="70.9292582761556" calcext:value-type="float">
            <text:p>70.9292582761556</text:p>
          </table:table-cell>
          <table:table-cell table:number-columns-repeated="54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style-name="ce1" office:value-type="float" office:value="0.0865" calcext:value-type="float">
            <text:p>8.65E-02</text:p>
          </table:table-cell>
          <table:table-cell table:style-name="ce1" table:formula="of:=[.C14]*10" office:value-type="float" office:value="0.865" calcext:value-type="float">
            <text:p>8.65E-01</text:p>
          </table:table-cell>
          <table:table-cell/>
          <table:table-cell office:value-type="float" office:value="17.27" calcext:value-type="float">
            <text:p>17.27</text:p>
          </table:table-cell>
          <table:table-cell table:formula="of:=[.F14]/487" office:value-type="float" office:value="0.0354620123203285" calcext:value-type="float">
            <text:p>0.035462012320329</text:p>
          </table:table-cell>
          <table:table-cell table:formula="of:=POWER([.F14];2)/487" office:value-type="float" office:value="0.612428952772074" calcext:value-type="float">
            <text:p>0.612428952772074</text:p>
          </table:table-cell>
          <table:table-cell/>
          <table:table-cell table:formula="of:=([.H14]/[.D14])*100" office:value-type="float" office:value="70.8010350025519" calcext:value-type="float">
            <text:p>70.8010350025519</text:p>
          </table:table-cell>
          <table:table-cell table:number-columns-repeated="54"/>
        </table:table-row>
        <table:table-row table:style-name="ro1" table:number-rows-repeated="2">
          <table:table-cell table:number-columns-repeated="2"/>
          <table:table-cell table:style-name="ce1" table:number-columns-repeated="2"/>
          <table:table-cell table:number-columns-repeated="60"/>
        </table:table-row>
        <table:table-row table:style-name="ro1">
          <table:table-cell/>
          <table:table-cell>
            <draw:frame table:end-cell-address="Sheet2.L41" table:end-x="1.623cm" table:end-y="0.264cm" draw:z-index="0" draw:name="Chart 3" draw:style-name="gr1" draw:text-style-name="P1" svg:width="21.425cm" svg:height="12.514cm" svg:x="1.73cm" svg:y="0.45cm">
              <draw:object draw:notify-on-update-of-ranges="Sheet2.J2:Sheet2.J14 Sheet2.G2:Sheet2.G1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1" table:number-columns-repeated="2"/>
          <table:table-cell table:number-columns-repeated="6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60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2" style:volatile="true">
      <number:text> </number:text>
      <number:currency-symbol/>
      <number:fill-character> </number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els Clayton</meta:initial-creator>
    <meta:editing-cycles>11</meta:editing-cycles>
    <meta:creation-date>2021-07-19T02:57:29</meta:creation-date>
    <dc:date>2021-08-27T17:05:49.091090130</dc:date>
    <dc:language>en-NZ</dc:language>
    <meta:editing-duration>PT1H24M46S</meta:editing-duration>
    <meta:generator>LibreOffice/7.1.5.2$Linux_X86_64 LibreOffice_project/10$Build-2</meta:generator>
    <meta:document-statistic meta:table-count="2" meta:cell-count="274" meta:object-count="3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false" chart:minimum="45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7.579cm" svg:height="11.609cm" xlink:href=".." xlink:type="simple" chart:class="chart:scatter" chart:style-name="ch1">
        <chart:title svg:x="6.292cm" svg:y="0.368cm" chart:style-name="ch2">
          <text:p>Effeciency vs Duty Cycle</text:p>
        </chart:title>
        <chart:plot-area chart:style-name="ch3" table:cell-range-address="Sheet1.A2:Sheet1.A24 Sheet1.J1:Sheet1.J24" chart:data-source-has-labels="row" svg:x="0.972cm" svg:y="1.727cm" svg:width="15.97cm" svg:height="8.944cm">
          <chart:coordinate-region svg:x="1.391cm" svg:y="1.887cm" svg:width="15.311cm" svg:height="8.36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J2:Sheet1.J24" chart:label-cell-address="Sheet1.J1:Sheet1.J1" chart:class="chart:scatter">
            <chart:domain table:cell-range-address="Sheet1.A2:Sheet1.A24"/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ff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:Sheet1.A24</svg:desc>
                </draw:g>
              </table:table-cell>
              <table:table-cell office:value-type="float" office:value="50.7742222222222">
                <text:p>50.7742222222222</text:p>
                <draw:g>
                  <svg:desc>Sheet1.J2:Sheet1.J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8.9918875502008">
                <text:p>58.9918875502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65.1570443349754">
                <text:p>65.1570443349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9.6995121951219">
                <text:p>69.69951219512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2.7676126126126">
                <text:p>72.76761261261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75.2000378787879">
                <text:p>75.20003787878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81.8971210013908">
                <text:p>81.89712100139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85.1517857142857">
                <text:p>85.15178571428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87.0912057112639">
                <text:p>87.09120571126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88.3803688575319">
                <text:p>88.38036885753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89.283200439923">
                <text:p>89.2832004399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89.73125863284">
                <text:p>89.731258632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">
                <text:p>45</text:p>
              </table:table-cell>
              <table:table-cell office:value-type="float" office:value="90.2731854341737">
                <text:p>90.27318543417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90.6649684931507">
                <text:p>90.66496849315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">
                <text:p>55</text:p>
              </table:table-cell>
              <table:table-cell office:value-type="float" office:value="90.8723549488055">
                <text:p>90.87235494880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91.1532678857876">
                <text:p>91.15326788578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91.2351857653201">
                <text:p>91.23518576532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91.2986704816405">
                <text:p>91.29867048164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">
                <text:p>75</text:p>
              </table:table-cell>
              <table:table-cell office:value-type="float" office:value="91.2166614485494">
                <text:p>91.21666144854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91.083983960177">
                <text:p>91.0839839601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5">
                <text:p>85</text:p>
              </table:table-cell>
              <table:table-cell office:value-type="float" office:value="90.9501956628881">
                <text:p>90.95019566288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">
                <text:p>90</text:p>
              </table:table-cell>
              <table:table-cell office:value-type="float" office:value="90.6959192811902">
                <text:p>90.69591928119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5">
                <text:p>95</text:p>
              </table:table-cell>
              <table:table-cell office:value-type="float" office:value="90.3413976095618">
                <text:p>90.34139760956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45" chart:maximum="1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stroke="solid" svg:stroke-color="#d9d9d9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7.568cm" svg:height="11.595cm" xlink:href=".." xlink:type="simple" chart:class="chart:scatter" chart:style-name="ch1">
        <chart:title svg:x="5.731cm" svg:y="0.367cm" chart:style-name="ch2">
          <text:p>Effeciency vs. Output Current</text:p>
        </chart:title>
        <chart:plot-area chart:style-name="ch3" table:cell-range-address="Sheet1.G2:Sheet1.G24 Sheet1.J1:Sheet1.J24" chart:data-source-has-labels="row" svg:x="1.362cm" svg:y="1.397cm" svg:width="15.855cm" svg:height="8.986cm">
          <chart:coordinate-region svg:x="1.781cm" svg:y="1.397cm" svg:width="15.236cm" svg:height="8.569cm"/>
          <chart:axis chart:dimension="x" chart:name="primary-x" chart:style-name="ch4">
            <chart:title svg:x="7.922cm" svg:y="10.614cm" chart:style-name="ch5">
              <text:p>Output Current (A)</text:p>
            </chart:title>
            <chart:grid chart:style-name="ch6" chart:class="major"/>
          </chart:axis>
          <chart:axis chart:dimension="y" chart:name="primary-y" chart:style-name="ch7">
            <chart:title svg:x="0.451cm" svg:y="7.138cm" chart:style-name="ch8">
              <text:p>Efficiency (eff %)</text:p>
            </chart:title>
            <chart:grid chart:style-name="ch6" chart:class="major"/>
          </chart:axis>
          <chart:series chart:style-name="ch9" chart:values-cell-range-address="Sheet1.J2:Sheet1.J24" chart:label-cell-address="Sheet1.J1:Sheet1.J1" chart:class="chart:scatter">
            <chart:domain table:cell-range-address="Sheet1.G2:Sheet1.G24"/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eff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434">
                <text:p>0.01434</text:p>
                <draw:g>
                  <svg:desc>Sheet1.G2:Sheet1.G24</svg:desc>
                </draw:g>
              </table:table-cell>
              <table:table-cell office:value-type="float" office:value="50.7742222222222">
                <text:p>50.7742222222222</text:p>
                <draw:g>
                  <svg:desc>Sheet1.J2:Sheet1.J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714">
                <text:p>0.01714</text:p>
              </table:table-cell>
              <table:table-cell office:value-type="float" office:value="58.9918875502008">
                <text:p>58.9918875502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92">
                <text:p>0.01992</text:p>
              </table:table-cell>
              <table:table-cell office:value-type="float" office:value="65.1570443349754">
                <text:p>65.1570443349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268">
                <text:p>0.02268</text:p>
              </table:table-cell>
              <table:table-cell office:value-type="float" office:value="69.6995121951219">
                <text:p>69.69951219512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42">
                <text:p>0.02542</text:p>
              </table:table-cell>
              <table:table-cell office:value-type="float" office:value="72.7676126126126">
                <text:p>72.76761261261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818">
                <text:p>0.02818</text:p>
              </table:table-cell>
              <table:table-cell office:value-type="float" office:value="75.2000378787879">
                <text:p>75.20003787878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203">
                <text:p>0.04203</text:p>
              </table:table-cell>
              <table:table-cell office:value-type="float" office:value="81.8971210013908">
                <text:p>81.89712100139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61">
                <text:p>0.0561</text:p>
              </table:table-cell>
              <table:table-cell office:value-type="float" office:value="85.1517857142857">
                <text:p>85.15178571428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029">
                <text:p>0.07029</text:p>
              </table:table-cell>
              <table:table-cell office:value-type="float" office:value="87.0912057112639">
                <text:p>87.09120571126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45">
                <text:p>0.0845</text:p>
              </table:table-cell>
              <table:table-cell office:value-type="float" office:value="88.3803688575319">
                <text:p>88.38036885753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87">
                <text:p>0.0987</text:p>
              </table:table-cell>
              <table:table-cell office:value-type="float" office:value="89.283200439923">
                <text:p>89.2832004399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284">
                <text:p>0.11284</text:p>
              </table:table-cell>
              <table:table-cell office:value-type="float" office:value="89.73125863284">
                <text:p>89.731258632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694">
                <text:p>0.12694</text:p>
              </table:table-cell>
              <table:table-cell office:value-type="float" office:value="90.2731854341737">
                <text:p>90.27318543417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091">
                <text:p>0.14091</text:p>
              </table:table-cell>
              <table:table-cell office:value-type="float" office:value="90.6649684931507">
                <text:p>90.66496849315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48">
                <text:p>0.1548</text:p>
              </table:table-cell>
              <table:table-cell office:value-type="float" office:value="90.8723549488055">
                <text:p>90.87235494880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856">
                <text:p>0.16856</text:p>
              </table:table-cell>
              <table:table-cell office:value-type="float" office:value="91.1532678857876">
                <text:p>91.15326788578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8221">
                <text:p>0.18221</text:p>
              </table:table-cell>
              <table:table-cell office:value-type="float" office:value="91.2351857653201">
                <text:p>91.23518576532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9568">
                <text:p>0.19568</text:p>
              </table:table-cell>
              <table:table-cell office:value-type="float" office:value="91.2986704816405">
                <text:p>91.29867048164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0905">
                <text:p>0.20905</text:p>
              </table:table-cell>
              <table:table-cell office:value-type="float" office:value="91.2166614485494">
                <text:p>91.21666144854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2227">
                <text:p>0.22227</text:p>
              </table:table-cell>
              <table:table-cell office:value-type="float" office:value="91.083983960177">
                <text:p>91.0839839601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3529">
                <text:p>0.23529</text:p>
              </table:table-cell>
              <table:table-cell office:value-type="float" office:value="90.9501956628881">
                <text:p>90.95019566288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4814">
                <text:p>0.24814</text:p>
              </table:table-cell>
              <table:table-cell office:value-type="float" office:value="90.6959192811902">
                <text:p>90.69591928119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6082">
                <text:p>0.26082</text:p>
              </table:table-cell>
              <table:table-cell office:value-type="float" office:value="90.3413976095618">
                <text:p>90.34139760956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NZ" style:font-size-asian="14pt" style:font-size-complex="14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fo:language="en" fo:country="NZ" fo:font-weight="bold" style:font-size-asian="10pt" style:font-weight-asian="bold" style:font-size-complex="10pt" style:font-weight-complex="bold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fo:language="en" fo:country="NZ" fo:font-weight="bold" style:font-size-asian="10pt" style:font-weight-asian="bold" style:font-size-complex="10pt" style:font-weight-complex="bold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1.426cm" svg:height="12.515cm" xlink:href=".." xlink:type="simple" chart:class="chart:scatter" chart:style-name="ch1">
        <chart:title svg:x="7.409cm" svg:y="0.386cm" chart:style-name="ch2">
          <text:p>Buck-Boost Converter Efficiency</text:p>
        </chart:title>
        <chart:plot-area chart:style-name="ch3" table:cell-range-address="Sheet2.G2:Sheet2.G14 Sheet2.J2:Sheet2.J14" svg:x="1.435cm" svg:y="1.435cm" svg:width="19.563cm" svg:height="9.853cm">
          <chart:coordinate-region svg:x="1.854cm" svg:y="1.595cm" svg:width="18.864cm" svg:height="9.275cm"/>
          <chart:axis chart:dimension="x" chart:name="primary-x" chart:style-name="ch4">
            <chart:title svg:x="9.763cm" svg:y="11.538cm" chart:style-name="ch5">
              <text:p>Output Current [A]</text:p>
            </chart:title>
            <chart:grid chart:style-name="ch6" chart:class="major"/>
          </chart:axis>
          <chart:axis chart:dimension="y" chart:name="primary-y" chart:style-name="ch7">
            <chart:title svg:x="0.451cm" svg:y="7.351cm" chart:style-name="ch8">
              <text:p>Efficiency [%]</text:p>
            </chart:title>
            <chart:grid chart:style-name="ch6" chart:class="major"/>
          </chart:axis>
          <chart:series chart:style-name="ch9" chart:values-cell-range-address="Sheet2.J2:Sheet2.J14" chart:class="chart:scatter">
            <chart:domain table:cell-range-address="Sheet2.G2:Sheet2.G14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50718685831622">
                <text:p>0.00350718685831622</text:p>
                <draw:g>
                  <svg:desc>Sheet2.G2:Sheet2.G14</svg:desc>
                </draw:g>
              </table:table-cell>
              <table:table-cell office:value-type="float" office:value="28.6616036076752">
                <text:p>28.6616036076752</text:p>
                <draw:g>
                  <svg:desc>Sheet2.J2:Sheet2.J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59137577002053">
                <text:p>0.00459137577002053</text:p>
              </table:table-cell>
              <table:table-cell office:value-type="float" office:value="36.1490007808659">
                <text:p>36.14900078086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89733059548255">
                <text:p>0.00589733059548255</text:p>
              </table:table-cell>
              <table:table-cell office:value-type="float" office:value="43.2069731383313">
                <text:p>43.20697313833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43737166324435">
                <text:p>0.00743737166324435</text:p>
              </table:table-cell>
              <table:table-cell office:value-type="float" office:value="49.5186767725571">
                <text:p>49.5186767725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924024640657084">
                <text:p>0.00924024640657084</text:p>
              </table:table-cell>
              <table:table-cell office:value-type="float" office:value="54.928809550289">
                <text:p>54.9288095502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13449691991786">
                <text:p>0.0113449691991786</text:p>
              </table:table-cell>
              <table:table-cell office:value-type="float" office:value="59.5826566781958">
                <text:p>59.5826566781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8069815195072">
                <text:p>0.0138069815195072</text:p>
              </table:table-cell>
              <table:table-cell office:value-type="float" office:value="63.3707465782705">
                <text:p>63.3707465782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66981519507187">
                <text:p>0.0166981519507187</text:p>
              </table:table-cell>
              <table:table-cell office:value-type="float" office:value="66.5308043425989">
                <text:p>66.53080434259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01190965092402">
                <text:p>0.0201190965092402</text:p>
              </table:table-cell>
              <table:table-cell office:value-type="float" office:value="68.9254921669706">
                <text:p>68.9254921669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41991786447639">
                <text:p>0.0241991786447639</text:p>
              </table:table-cell>
              <table:table-cell office:value-type="float" office:value="70.4166223033437">
                <text:p>70.41662230334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90554414784394">
                <text:p>0.0290554414784394</text:p>
              </table:table-cell>
              <table:table-cell office:value-type="float" office:value="71.253812291147">
                <text:p>71.253812291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45585215605749">
                <text:p>0.0345585215605749</text:p>
              </table:table-cell>
              <table:table-cell office:value-type="float" office:value="70.9292582761556">
                <text:p>70.92925827615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54620123203285">
                <text:p>0.0354620123203285</text:p>
              </table:table-cell>
              <table:table-cell office:value-type="float" office:value="70.8010350025519">
                <text:p>70.80103500255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